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274b24"/>
    </style:style>
    <style:style style:name="P4" style:family="paragraph" style:parent-style-name="Standard" style:list-style-name="L7">
      <style:text-properties fo:font-variant="normal" fo:text-transform="none" fo:color="#000000" loext:opacity="100%" style:text-line-through-style="solid" style:text-line-through-type="singl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5" style:family="paragraph" style:parent-style-name="Standard" style:list-style-name="L7">
      <style:text-properties fo:font-variant="normal" fo:text-transform="none" fo:color="#000000" loext:opacity="100%" style:text-line-through-style="solid" style:text-line-through-type="singl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3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2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1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208b64" style:font-size-asian="12pt" style:font-size-complex="12pt"/>
    </style:style>
    <style:style style:name="P16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11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8">
      <style:text-properties style:text-line-through-style="solid" style:text-line-through-type="single" officeooo:paragraph-rsid="00116df3"/>
    </style:style>
    <style:style style:name="P19" style:family="paragraph" style:parent-style-name="Standard" style:list-style-name="L10">
      <style:text-properties style:text-line-through-style="solid" style:text-line-through-type="single"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2a4b54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fa9ce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0eff1" style:font-size-asian="12pt" style:font-weight-asian="bold" style:font-size-complex="12pt" style:font-weight-complex="bold"/>
    </style:style>
    <style:style style:name="T23" style:family="text">
      <style:text-properties officeooo:rsid="002a4b54"/>
    </style:style>
    <style:style style:name="T24" style:family="text">
      <style:text-properties officeooo:rsid="0030eff1"/>
    </style:style>
    <style:style style:name="T25" style:family="text">
      <style:text-properties style:font-name="DejaVu Sans Condensed" fo:font-size="12pt" officeooo:rsid="00148c7a" style:font-size-asian="12pt" style:font-size-complex="12pt"/>
    </style:style>
    <style:style style:name="T26" style:family="text">
      <style:text-properties style:font-name="DejaVu Sans Condensed" fo:font-size="12pt" officeooo:rsid="002574f1" style:font-size-asian="12pt" style:font-size-complex="12pt"/>
    </style:style>
    <style:style style:name="T27" style:family="text">
      <style:text-properties style:font-name="DejaVu Sans Condensed" fo:font-size="12pt" officeooo:rsid="002a4b54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22">110</text:span><text:span text:style-name="T16"> - </text:span><text:span text:style-name="T17">Controls - </text:span><text:span text:style-name="T22">TADS</text:span><text:span text:style-name="T21"> - </text:span><text:span text:style-name="T18">Throttle </text:span><text:span text:style-name="T19">Base</text:span></text:p>
      <text:p text:style-name="P2">U=Up, D=Down, F=Forward, B=Backward, L=Left, R=Right, P=Press, S-*=Shift-<text:span text:style-name="T3">*</text:span>, L-*=Long-<text:span text:style-name="T3">*</text:span></text:p>
      <text:p text:style-name="P1"/>
      <text:p text:style-name="P6">Mode selector</text:p>
      <text:list xml:id="list2450468202" text:style-name="L1">
        <text:list-item>
          <text:p text:style-name="P7">Turn: --</text:p>
        </text:list-item>
      </text:list>
      <text:p text:style-name="P6">Flaps lever</text:p>
      <text:list xml:id="list753048561" text:style-name="L2">
        <text:list-item>
          <text:p text:style-name="P10"><text:span text:style-name="T1">Axis</text:span><text:span text:style-name="T2">: --</text:span></text:p>
        </text:list-item>
      </text:list>
      <text:p text:style-name="P6">T1 switch</text:p>
      <text:list xml:id="list653502466" text:style-name="L3">
        <text:list-item>
          <text:p text:style-name="P8">F: --</text:p>
        </text:list-item>
      </text:list>
      <text:p text:style-name="P6">T2 switch</text:p>
      <text:list xml:id="list793786943" text:style-name="L4">
        <text:list-item>
          <text:p text:style-name="P9">F: --</text:p>
        </text:list-item>
      </text:list>
      <text:p text:style-name="P6">T3 switch</text:p>
      <text:list xml:id="list1092264848" text:style-name="L5">
        <text:list-item>
          <text:p text:style-name="P11">F: --</text:p>
        </text:list-item>
      </text:list>
      <text:p text:style-name="P6">T4 switch</text:p>
      <text:list xml:id="list387274004" text:style-name="L6">
        <text:list-item>
          <text:p text:style-name="P12">F: --</text:p>
        </text:list-item>
      </text:list>
      <text:p text:style-name="P6">Lighted Buttons</text:p>
      <text:list xml:id="list3388375634" text:style-name="L7">
        <text:list-item>
          <text:p text:style-name="P15"><text:span text:style-name="T1">B1</text:span><text:span text:style-name="T2">: </text:span><text:span text:style-name="T7">--</text:span></text:p>
        </text:list-item>
        <text:list-item>
          <text:p text:style-name="P4">B4: --</text:p>
        </text:list-item>
        <text:list-item>
          <text:p text:style-name="P4"><text:bookmark text:name="docs-internal-guid-76cb0f28-7fff-4e99-7e69-7c07eda6889b"/>B2: --</text:p>
        </text:list-item>
        <text:list-item>
          <text:p text:style-name="P4">B5: --</text:p>
        </text:list-item>
        <text:list-item>
          <text:p text:style-name="P4">B3: --</text:p>
        </text:list-item>
        <text:list-item>
          <text:p text:style-name="P5">B6: --</text:p>
        </text:list-item>
      </text:list>
      <text:p text:style-name="P6">T5 switch</text:p>
      <text:list xml:id="list2108016215" text:style-name="L8">
        <text:list-item>
          <text:p text:style-name="P18"><text:span text:style-name="T25">U/</text:span><text:span text:style-name="T26">D</text:span><text:span text:style-name="T25">: </text:span><text:span text:style-name="T26">-- </text:span><text:span text:style-name="T27">(no landing gear in front seat)</text:span></text:p>
        </text:list-item>
      </text:list>
      <text:p text:style-name="P6">T6 switch</text:p>
      <text:list xml:id="list528183787" text:style-name="L9">
        <text:list-item>
          <text:p text:style-name="P16"><text:span text:style-name="T2">U/</text:span><text:span text:style-name="T23">D</text:span><text:span text:style-name="T2">:</text:span><text:bookmark text:name="docs-internal-guid-5c1c3bc9-7fff-d0bf-0d8d-375cd9dc0784"/><text:span text:style-name="T2"> --</text:span></text:p>
        </text:list-item>
      </text:list>
      <text:p text:style-name="P6">T7 switch</text:p>
      <text:list xml:id="list3086666720" text:style-name="L10">
        <text:list-item>
          <text:p text:style-name="P19"><text:span text:style-name="T8">U: </text:span><text:span text:style-name="T9">Open/Close Operator Canopy (toggle)</text:span></text:p>
        </text:list-item>
      </text:list>
      <text:p text:style-name="P6">E1 dial -- <text:span text:style-name="T1">Kneeboard</text:span></text:p>
      <text:list xml:id="list3917609582" text:style-name="L11">
        <text:list-item>
          <text:p text:style-name="P13">P: Kneeboard toggle</text:p>
        </text:list-item>
        <text:list-item>
          <text:p text:style-name="P17"><text:span text:style-name="T4">L/R</text:span><text:span text:style-name="T1">: Flip pages</text:span></text:p>
        </text:list-item>
      </text:list>
      <text:p text:style-name="P6">E2 dial -- <text:span text:style-name="T1">NVGs</text:span></text:p>
      <text:list xml:id="list551380666" text:style-name="L12">
        <text:list-item>
          <text:p text:style-name="P14">P: Toggle NVGs on/off</text:p>
        </text:list-item>
        <text:list-item>
          <text:p text:style-name="P14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27T12:38:19.575000000</dc:date>
    <meta:editing-duration>PT3H27M47S</meta:editing-duration>
    <meta:editing-cycles>3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17" meta:character-count="511" meta:non-whitespace-character-count="446"/>
  </office:meta>
</office:document-meta>
</file>